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11d" officeooo:paragraph-rsid="0001511d"/>
    </style:style>
    <style:style style:name="P2" style:family="paragraph" style:parent-style-name="Standard">
      <style:text-properties officeooo:rsid="0001511d" officeooo:paragraph-rsid="000601a0"/>
    </style:style>
    <style:style style:name="P3" style:family="paragraph" style:parent-style-name="Standard">
      <style:text-properties fo:font-weight="bold" officeooo:rsid="0001511d" officeooo:paragraph-rsid="0001511d" style:font-weight-asian="bold" style:font-weight-complex="bold"/>
    </style:style>
    <style:style style:name="P4" style:family="paragraph" style:parent-style-name="Standard">
      <style:text-properties fo:font-size="15pt" fo:font-style="italic" fo:font-weight="bold" officeooo:rsid="0001511d" officeooo:paragraph-rsid="0001511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officeooo:rsid="000b52db" officeooo:paragraph-rsid="000b52db"/>
    </style:style>
    <style:style style:name="P6" style:family="paragraph" style:parent-style-name="Standard">
      <style:text-properties officeooo:rsid="000cc9de" officeooo:paragraph-rsid="000cc9de"/>
    </style:style>
    <style:style style:name="T1" style:family="text">
      <style:text-properties officeooo:rsid="00031bb3"/>
    </style:style>
    <style:style style:name="T2" style:family="text">
      <style:text-properties officeooo:rsid="000421bd"/>
    </style:style>
    <style:style style:name="T3" style:family="text">
      <style:text-properties officeooo:rsid="00047ad3"/>
    </style:style>
    <style:style style:name="T4" style:family="text">
      <style:text-properties officeooo:rsid="000601a0"/>
    </style:style>
    <style:style style:name="T5" style:family="text">
      <style:text-properties officeooo:rsid="0006213b"/>
    </style:style>
    <style:style style:name="T6" style:family="text">
      <style:text-properties officeooo:rsid="000b52db"/>
    </style:style>
    <style:style style:name="T7" style:family="text">
      <style:text-properties officeooo:rsid="000c9a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MULAZIONE</text:p>
      <text:p text:style-name="P1"/>
      <text:p text:style-name="P1">Dentro a package model classe SIMULATORE e classe EVENTO.</text:p>
      <text:p text:style-name="P1"/>
      <text:p text:style-name="P3">EVENTO</text:p>
      <text:p text:style-name="P1"/>
      <text:p text:style-name="P1">Implementa (implements) Comparable&lt;Evento&gt; per essere inserita nella coda Queue (su cosa confrontare due eventi, tipo su LocalTime) --- return this.tempo.compareTo(other.tempo);</text:p>
      <text:p text:style-name="P1"/>
      <text:p text:style-name="P1">- Variabile TEMPO</text:p>
      <text:p text:style-name="P1"><text:tab/></text:p>
      <text:p text:style-name="P1"><text:tab/>Tempo è continuo o discreto (predefinito) ?</text:p>
      <text:p text:style-name="P1"><text:tab/>Se continuo: LocalTime (o Intero che definisca minuti)</text:p>
      <text:p text:style-name="P1"><text:tab/>private LocalTime tempo;</text:p>
      <text:p text:style-name="P1"/>
      <text:p text:style-name="P1">- Variabile TIPO DI EVENTO</text:p>
      <text:p text:style-name="P1"><text:tab/></text:p>
      <text:p text:style-name="P1"><text:tab/>public enum TipoEvento {</text:p>
      <text:p text:style-name="P1"><text:tab/><text:tab/>ffff <text:s text:c="2"/>→ tipo uno</text:p>
      <text:p text:style-name="P1"><text:tab/><text:tab/>oooo →<text:span text:style-name="T1"> tipo due</text:span></text:p>
      <text:p text:style-name="P1"><text:tab/><text:tab/><text:tab/><text:tab/>}</text:p>
      <text:p text:style-name="P1"/>
      <text:p text:style-name="P1"><text:tab/>private TipoEvento tipo;</text:p>
      <text:p text:style-name="P1"/>
      <text:p text:style-name="P1">- <text:span text:style-name="T5">Metodo COSTRUTTORE</text:span></text:p>
      <text:p text:style-name="P1">- <text:span text:style-name="T6">Aggiungere solo getter</text:span></text:p>
      <text:p text:style-name="P1"/>
      <text:p text:style-name="P3">SIMULATORE</text:p>
      <text:p text:style-name="P1"/>
      <text:p text:style-name="P1">- <text:span text:style-name="T4">Variabile </text:span>CODA EVENTI</text:p>
      <text:p text:style-name="P1"/>
      <text:p text:style-name="P1"><text:tab/>private PriorityQueue&lt;Evento&gt; queue= new PriorityQueue&lt;&gt;();</text:p>
      <text:p text:style-name="P1"/>
      <text:p text:style-name="P1"/>
      <text:p text:style-name="P2">- <text:span text:style-name="T4">Variabile STATO DEL MONDO (insieme minimo di informazioni che mi servono per descrivere il problema) private</text:span></text:p>
      <text:p text:style-name="P1"><text:tab/><text:span text:style-name="T3">iniziali: possono variare o rimanere fissi in base alla simulazione</text:span></text:p>
      <text:p text:style-name="P1"/>
      <text:p text:style-name="P2">- <text:span text:style-name="T4">Variabile PARAMETRI DI SIMULAZIONE (con quale modalità generare eventi)</text:span></text:p>
      <text:p text:style-name="P1"/>
      <text:p text:style-name="P1"><text:tab/><text:span text:style-name="T1">dati dal testo e fissi! (private dati di inizio e fine simulazione ad esempio con LocalTime o <text:tab/>intervalli con Duration )</text:span></text:p>
      <text:p text:style-name="P1"><text:tab/><text:span text:style-name="T2">scelta random di valore: lista di durate </text:span></text:p>
      <text:p text:style-name="P1"><text:tab/><text:span text:style-name="T4">NB da inizializzare lì preferibilmente!</text:span></text:p>
      <text:p text:style-name="P1"/>
      <text:p text:style-name="P2">- <text:span text:style-name="T4">Variabile STATISTICHE RACCOLTE (esito)</text:span></text:p>
      <text:p text:style-name="P1"><text:tab/></text:p>
      <text:p text:style-name="P1"><text:tab/><text:span text:style-name="T4">ciò che il testo richiede come risultato</text:span></text:p>
      <text:p text:style-name="P1"><text:soft-page-break/>- <text:span text:style-name="T7">Variabili INTERNE</text:span></text:p>
      <text:p text:style-name="P1"><text:tab/><text:span text:style-name="T7">private Random ran= new Random();</text:span></text:p>
      <text:p text:style-name="P1"/>
      <text:p text:style-name="P1"/>
      <text:p text:style-name="P1"/>
      <text:p text:style-name="P1">- <text:s/><text:span text:style-name="T4">Metodo INIT (preparare dei dati inizializzandoli)</text:span></text:p>
      <text:p text:style-name="P1"/>
      <text:p text:style-name="P1"><text:tab/><text:span text:style-name="T4">inizializzare Stato del Mondo, statistiche azzerate, resetto coda eventi ( this.queue.clear(); )</text:span></text:p>
      <text:p text:style-name="P1"><text:tab/><text:span text:style-name="T4">caricare eventi iniziali (for( inizio; fine ; somma intervallo;))</text:span></text:p>
      <text:p text:style-name="P1"><text:tab/><text:tab/><text:span text:style-name="T5">creazione evento</text:span></text:p>
      <text:p text:style-name="P1"><text:tab/><text:tab/><text:span text:style-name="T5">aggiunta alla queue <text:s text:c="2"/>queue.add(new Evento(x, TipoEvento.ffff));</text:span></text:p>
      <text:p text:style-name="P1"><text:tab/><text:span text:style-name="T5">inizializzazione lista parametro random con valori possibili</text:span></text:p>
      <text:p text:style-name="P1"/>
      <text:p text:style-name="P1"/>
      <text:p text:style-name="P1">- <text:span text:style-name="T4">Metodo RUN (grosso loop finchè condizione di uscita si verifica)</text:span></text:p>
      <text:p text:style-name="P1"><text:tab/></text:p>
      <text:p text:style-name="P1"><text:tab/>-<text:span text:style-name="T6">può essere finchè coda non è vuota </text:span></text:p>
      <text:p text:style-name="P1"><text:tab/><text:span text:style-name="T6">while(!queue.isEmpty())</text:span></text:p>
      <text:p text:style-name="P5"><text:tab/>{</text:p>
      <text:p text:style-name="P5"><text:tab/><text:tab/>Evento ev= queue.poll(); (poll prende e toglie, pick lo guarda e basta)</text:p>
      <text:p text:style-name="P5"><text:tab/><text:tab/> switch (sulla base di tipo di evento <text:s/>ev.getTipo())</text:p>
      <text:p text:style-name="P5"><text:tab/><text:tab/><text:tab/>case ffff:</text:p>
      <text:p text:style-name="P5"><text:tab/><text:tab/><text:tab/>break; <text:s text:c="2"/>*</text:p>
      <text:p text:style-name="P5"><text:tab/><text:tab/><text:tab/>case oooo:</text:p>
      <text:p text:style-name="P5"><text:tab/><text:tab/><text:tab/>break;</text:p>
      <text:p text:style-name="P5"><text:tab/>}</text:p>
      <text:p text:style-name="P1"><text:tab/>-<text:span text:style-name="T6">può essere fino a un certo LocalTime/valore statistico predefinito</text:span></text:p>
      <text:p text:style-name="P1"/>
      <text:p text:style-name="P1">* <text:span text:style-name="T6">aggiornare stato del mondo, statistiche, schedulare nuovo evento</text:span></text:p>
      <text:p text:style-name="P1"><text:tab/><text:span text:style-name="T7">estrazione random rand.nextInt( x) (tra 0 e x valore specificato escluso)</text:span></text:p>
      <text:p text:style-name="P1"><text:tab/><text:span text:style-name="T7">per sommare LocalTime uso .plus()</text:span></text:p>
      <text:p text:style-name="P1"/>
      <text:p text:style-name="P6">genero getters e setters dove servo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6-23T18:40:22.173000000</dc:date>
    <meta:editing-duration>PT1H24M5S</meta:editing-duration>
    <meta:editing-cycles>9</meta:editing-cycles>
    <meta:document-statistic meta:table-count="0" meta:image-count="0" meta:object-count="0" meta:page-count="2" meta:paragraph-count="55" meta:word-count="311" meta:character-count="2183" meta:non-whitespace-character-count="1857"/>
  </office:meta>
</office:document-meta>
</file>